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81d41a" fo:border="0.06pt solid #000000"/>
    </style:style>
    <style:style style:name="ce5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Search results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Log in test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Log off test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Url test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Parse home links and check them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hare tes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Filter search resul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Contact us </text:p>
          </table:table-cell>
          <table:table-cell table:style-name="ce1" table:number-columns-repeated="2"/>
        </table:table-row>
        <table:table-row table:style-name="ro1">
          <table:table-cell table:style-name="ce5" office:value-type="string" calcext:value-type="string">
            <text:p>Edit contact Cit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dit contact Name Last Nam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dit contact number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dit contact website</text:p>
          </table:table-cell>
          <table:table-cell office:value-type="string" calcext:value-type="string">
            <text:p>Можно добавить сюда разные доменные зоны</text:p>
          </table:table-cell>
          <table:table-cell/>
        </table:table-row>
        <table:table-row table:style-name="ro1">
          <table:table-cell table:style-name="ce5" office:value-type="string" calcext:value-type="string">
            <text:p>About page tes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ignInTes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ignOutTes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o to about 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 test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ure 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 Us About Yourself.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Edit state or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ies and Inter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kmarke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.00.0000</text:date>, <text:time style:data-style-name="N2" text:time-value="20:12:27.5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10-16T20:28:25.086000000</dc:date>
    <meta:editing-duration>PT1H30M</meta:editing-duration>
    <meta:editing-cycles>43</meta:editing-cycles>
    <meta:document-statistic meta:table-count="1" meta:cell-count="26" meta:object-count="0"/>
  </office:meta>
</office:document-meta>
</file>